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DD00000385F4BCBD5310CD25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middle" style:vertical-rel="page" style:horizontal-pos="from-left" style:horizontal-rel="page" style:mirror="none" fo:clip="rect(4.247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cm" svg:width="29.7cm" svg:height="14.649cm" draw:z-index="0">
        <draw:image xlink:href="Pictures/10000201000005DD00000385F4BCBD5310CD2520.png" xlink:type="simple" xlink:show="embed" xlink:actuate="onLoad" loext:mime-type="image/png"/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1:53:29.920000000</meta:creation-date>
    <dc:date>2019-10-15T11:55:02.558000000</dc:date>
    <meta:editing-duration>PT1M3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2.3.2$Windows_X86_64 LibreOffice_project/aecc05fe267cc68dde00352a451aa867b3b546ac</meta:generator>
  </office:meta>
</office:document-meta>
</file>